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officeooo:rsid="001c6b9a" officeooo:paragraph-rsid="001cdfbd" style:font-weight-asian="bold" style:font-weight-complex="bold"/>
    </style:style>
    <style:style style:name="P3" style:family="paragraph" style:parent-style-name="Standard">
      <style:text-properties officeooo:rsid="00176b5c" officeooo:paragraph-rsid="00176b5c"/>
    </style:style>
    <style:style style:name="P4" style:family="paragraph" style:parent-style-name="Standard">
      <style:text-properties officeooo:paragraph-rsid="0017fc68"/>
    </style:style>
    <style:style style:name="P5" style:family="paragraph" style:parent-style-name="Standard">
      <style:text-properties officeooo:rsid="00189b26" officeooo:paragraph-rsid="00189b26"/>
    </style:style>
    <style:style style:name="P6" style:family="paragraph" style:parent-style-name="Standard">
      <style:text-properties officeooo:rsid="0018d8b6" officeooo:paragraph-rsid="0018d8b6"/>
    </style:style>
    <style:style style:name="P7" style:family="paragraph" style:parent-style-name="Standard">
      <style:text-properties officeooo:rsid="001a9dc1" officeooo:paragraph-rsid="001c3230"/>
    </style:style>
    <style:style style:name="P8" style:family="paragraph" style:parent-style-name="Standard">
      <style:text-properties officeooo:rsid="001c3230" officeooo:paragraph-rsid="001c3230"/>
    </style:style>
    <style:style style:name="P9" style:family="paragraph" style:parent-style-name="Standard">
      <style:text-properties officeooo:rsid="001c6b9a" officeooo:paragraph-rsid="001c6b9a"/>
    </style:style>
    <style:style style:name="P10" style:family="paragraph" style:parent-style-name="Standard">
      <style:text-properties officeooo:rsid="001c6b9a" officeooo:paragraph-rsid="001cdfbd"/>
    </style:style>
    <style:style style:name="P11" style:family="paragraph" style:parent-style-name="Standard">
      <style:text-properties officeooo:rsid="0021c992" officeooo:paragraph-rsid="0021c992"/>
    </style:style>
    <style:style style:name="P12" style:family="paragraph" style:parent-style-name="Standard">
      <style:text-properties officeooo:rsid="0021c992" officeooo:paragraph-rsid="002433d5"/>
    </style:style>
    <style:style style:name="P13" style:family="paragraph" style:parent-style-name="Standard">
      <style:text-properties officeooo:rsid="0023991f" officeooo:paragraph-rsid="0023991f"/>
    </style:style>
    <style:style style:name="P14" style:family="paragraph" style:parent-style-name="Standard">
      <style:text-properties officeooo:rsid="0023991f" officeooo:paragraph-rsid="002433d5"/>
    </style:style>
    <style:style style:name="P15" style:family="paragraph" style:parent-style-name="Standard">
      <style:text-properties officeooo:rsid="002433d5" officeooo:paragraph-rsid="002433d5"/>
    </style:style>
    <style:style style:name="P16" style:family="paragraph" style:parent-style-name="Standard">
      <style:text-properties officeooo:rsid="0025c6e3" officeooo:paragraph-rsid="0025c6e3"/>
    </style:style>
    <style:style style:name="P17" style:family="paragraph" style:parent-style-name="Standard">
      <style:text-properties officeooo:paragraph-rsid="0025c6e3"/>
    </style:style>
    <style:style style:name="P18" style:family="paragraph" style:parent-style-name="Standard">
      <style:text-properties officeooo:rsid="0027cf50" officeooo:paragraph-rsid="0028f733"/>
    </style:style>
    <style:style style:name="P19" style:family="paragraph" style:parent-style-name="Standard">
      <style:text-properties officeooo:paragraph-rsid="002f4b54"/>
    </style:style>
    <style:style style:name="P20" style:family="paragraph" style:parent-style-name="Standard">
      <style:text-properties officeooo:paragraph-rsid="0038fb72"/>
    </style:style>
    <style:style style:name="P21" style:family="paragraph" style:parent-style-name="Standard">
      <style:text-properties officeooo:rsid="0041cf94" officeooo:paragraph-rsid="0041cf94"/>
    </style:style>
    <style:style style:name="T1" style:family="text">
      <style:text-properties officeooo:rsid="0017fc68"/>
    </style:style>
    <style:style style:name="T2" style:family="text">
      <style:text-properties fo:font-weight="bold" style:font-weight-asian="bold" style:font-weight-complex="bold"/>
    </style:style>
    <style:style style:name="T3" style:family="text">
      <style:text-properties fo:font-weight="bold" officeooo:rsid="00189b26" style:font-weight-asian="bold" style:font-weight-complex="bold"/>
    </style:style>
    <style:style style:name="T4" style:family="text">
      <style:text-properties fo:font-weight="bold" officeooo:rsid="001c6b9a" style:font-weight-asian="bold" style:font-weight-complex="bold"/>
    </style:style>
    <style:style style:name="T5" style:family="text">
      <style:text-properties fo:font-weight="bold" officeooo:rsid="002433d5" style:font-weight-asian="bold" style:font-weight-complex="bold"/>
    </style:style>
    <style:style style:name="T6" style:family="text">
      <style:text-properties fo:font-weight="bold" officeooo:rsid="0025c6e3" style:font-weight-asian="bold" style:font-weight-complex="bold"/>
    </style:style>
    <style:style style:name="T7" style:family="text">
      <style:text-properties fo:font-weight="bold" officeooo:rsid="00269009" style:font-weight-asian="bold" style:font-weight-complex="bold"/>
    </style:style>
    <style:style style:name="T8" style:family="text">
      <style:text-properties fo:font-weight="bold" officeooo:rsid="0027cf5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89b26" style:font-weight-asian="normal" style:font-weight-complex="normal"/>
    </style:style>
    <style:style style:name="T11" style:family="text">
      <style:text-properties officeooo:rsid="001c3230"/>
    </style:style>
    <style:style style:name="T12" style:family="text">
      <style:text-properties officeooo:rsid="001c34df"/>
    </style:style>
    <style:style style:name="T13" style:family="text">
      <style:text-properties officeooo:rsid="001c6b9a"/>
    </style:style>
    <style:style style:name="T14" style:family="text">
      <style:text-properties officeooo:rsid="001cdfbd"/>
    </style:style>
    <style:style style:name="T15" style:family="text">
      <style:text-properties officeooo:rsid="0023991f"/>
    </style:style>
    <style:style style:name="T16" style:family="text">
      <style:text-properties officeooo:rsid="002433d5"/>
    </style:style>
    <style:style style:name="T17" style:family="text">
      <style:text-properties officeooo:rsid="0025c6e3"/>
    </style:style>
    <style:style style:name="T18" style:family="text">
      <style:text-properties officeooo:rsid="00269009"/>
    </style:style>
    <style:style style:name="T19" style:family="text">
      <style:text-properties officeooo:rsid="00285980"/>
    </style:style>
    <style:style style:name="T20" style:family="text">
      <style:text-properties officeooo:rsid="0028f733"/>
    </style:style>
    <style:style style:name="T21" style:family="text">
      <style:text-properties officeooo:rsid="002f4b54"/>
    </style:style>
    <style:style style:name="T22" style:family="text">
      <style:text-properties officeooo:rsid="0035ce3d"/>
    </style:style>
    <style:style style:name="T23" style:family="text">
      <style:text-properties officeooo:rsid="0037a7e5"/>
    </style:style>
    <style:style style:name="T24" style:family="text">
      <style:text-properties officeooo:rsid="0039aada"/>
    </style:style>
    <style:style style:name="T25" style:family="text">
      <style:text-properties officeooo:rsid="003a9dd1"/>
    </style:style>
    <style:style style:name="T26" style:family="text">
      <style:text-properties officeooo:rsid="003b363d"/>
    </style:style>
    <style:style style:name="T27" style:family="text">
      <style:text-properties officeooo:rsid="003cdfb9"/>
    </style:style>
    <style:style style:name="T28" style:family="text">
      <style:text-properties officeooo:rsid="003f1db5"/>
    </style:style>
    <style:style style:name="T29" style:family="text">
      <style:text-properties officeooo:rsid="00408db8"/>
    </style:style>
    <style:style style:name="T30" style:family="text">
      <style:text-properties officeooo:rsid="0041cf94"/>
    </style:style>
    <style:style style:name="T31" style:family="text">
      <style:text-properties officeooo:rsid="00435651"/>
    </style:style>
    <style:style style:name="T32" style:family="text">
      <style:text-properties officeooo:rsid="0044fe29"/>
    </style:style>
    <style:style style:name="T33" style:family="text">
      <style:text-properties officeooo:rsid="0045eef7"/>
    </style:style>
    <style:style style:name="T34" style:family="text">
      <style:text-properties officeooo:rsid="00472f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nsider a process (A) that generates one of the following characters every second:</text:p>
      <text:p text:style-name="Standard">A-Z, a-z, 0-9, $, or %.</text:p>
      <text:p text:style-name="Standard"/>
      <text:p text:style-name="P4">What is the Entropy of this system? <text:s/>You can do it by hand or use a spreadsheet</text:p>
      <text:p text:style-name="P4">or code. <text:s/>Please describe or show your work.</text:p>
      <text:p text:style-name="Standard"/>
      <text:p text:style-name="Standard"><text:span text:style-name="T2">a.</text:span> Characters Probability of one of the characters</text:p>
      <text:p text:style-name="Standard">0-9 <text:s/><text:tab/><text:tab/>1/16</text:p>
      <text:p text:style-name="Standard">A-Z <text:tab/><text:tab/>1/(8*26)</text:p>
      <text:p text:style-name="Standard">a-z, $, % <text:tab/>1/(4*28)</text:p>
      <text:p text:style-name="Standard"/>
      <text:p text:style-name="Standard"><text:span text:style-name="T9">Sum( p(xi) * log2(1/p(xi)) ) </text:span></text:p>
      <text:p text:style-name="P3">→ <text:s text:c="2"/>10 * 1/16 * log2(16) + 26 * 1/(8*26) * log2(8*26) + 28 * 1/(4*28) * log2(4*28)</text:p>
      <text:p text:style-name="P3">→ <text:s text:c="2"/>10/16 * log2(16) <text:s/>+ 1/8 * log2(208) + 1/4 * log2(112)</text:p>
      <text:p text:style-name="P3">→ <text:s text:c="2"/>10/16 * 4 + 1/8 * 7.7004 <text:span text:style-name="T1">+ l/4 * </text:span>6.807<text:span text:style-name="T1">4</text:span></text:p>
      <text:p text:style-name="P3">→ <text:s text:c="2"/><text:span text:style-name="T1">2.5 + 0.96255 + <text:s/></text:span>1.70185</text:p>
      <text:p text:style-name="Standard">→ <text:s/><text:span text:style-name="T2"><text:s/>5.1644 </text:span><text:span text:style-name="T3">bits of entropy </text:span><text:span text:style-name="T10">generated every second</text:span></text:p>
      <text:p text:style-name="Standard"/>
      <text:p text:style-name="Standard"/>
      <text:p text:style-name="Standard"><text:span text:style-name="T2">b.</text:span> If each character above is equally likely, what's the Entropy?</text:p>
      <text:p text:style-name="P5">Number of different characters: 26 * 2 + 10 + 2 == 64 different characters</text:p>
      <text:p text:style-name="Standard"/>
      <text:p text:style-name="P5">Entropy == 64 * 1/64 * log2(64) == <text:span text:style-name="T2">6 bits of entropy </text:span><text:span text:style-name="T9">generated every second</text:span></text:p>
      <text:p text:style-name="Standard"/>
      <text:p text:style-name="Standard"><text:span text:style-name="T2">c. </text:span>Now, consider process B that generates two characters uniformly randomly every</text:p>
      <text:p text:style-name="Standard">two seconds to generate a two-character message, e.g. ZY or CC. <text:s/>What's the</text:p>
      <text:p text:style-name="Standard">entropy of each two character message? <text:s/>What's its relationship to your answer</text:p>
      <text:p text:style-name="Standard">in part b and why?</text:p>
      <text:p text:style-name="Standard"/>
      <text:p text:style-name="P6">(Assuming the same character set as before.)</text:p>
      <text:p text:style-name="P6"/>
      <text:p text:style-name="P7">Number of states: <text:span text:style-name="T11">64 characters possibles and we are creating a set of 2.</text:span></text:p>
      <text:p text:style-name="P7"><text:span text:style-name="T11">So 64 ^ 2 (4096) possible sets of 2 characters. <text:s/></text:span><text:s/></text:p>
      <text:p text:style-name="P8">Entropy == log(<text:span text:style-name="T12">4096) </text:span><text:span text:style-name="T13">== </text:span><text:span text:style-name="T4">12 bits of entropy</text:span><text:span text:style-name="T13"> per 2 character set</text:span></text:p>
      <text:p text:style-name="P9"/>
      <text:p text:style-name="P2">This entropy is simply double that <text:span text:style-name="T14">of </text:span>the answer for b. </text:p>
      <text:p text:style-name="P10">Doubling the number of characters generated simply doubles amount of entropy. </text:p>
      <text:p text:style-name="P10"><text:span text:style-name="T14">Same idea is that we only need 6 bits to represent 1 character so we only need 12 bits to represent 2. </text:span><text:s/></text:p>
      <text:p text:style-name="P1">2. Consider a physical door lock with a 16 character key pad (0-9 and A-F). The lock stores</text:p>
      <text:p text:style-name="Standard">a single 4 character password which a user must enter to unlock the door. Alice is in</text:p>
      <text:p text:style-name="Standard">charge of generating passwords and programming the lock. Bob wishes to guess the</text:p>
      <text:p text:style-name="Standard">password, but has no information other than the general mechanism Alice uses to</text:p>
      <text:p text:style-name="Standard">generate the passwords.</text:p>
      <text:p text:style-name="Standard"/>
      <text:p text:style-name="Standard">Calculate Bob's Expected Uncertainty (Entropy) in the password given Alice's following</text:p>
      <text:p text:style-name="Standard">approaches.</text:p>
      <text:p text:style-name="Standard"/>
      <text:p text:style-name="Standard">a. Alice is numerophobic so she chooses uniformly random letters only… no numbers.</text:p>
      <text:p text:style-name="P11">A-F (6 possible) </text:p>
      <text:p text:style-name="P11">entropy of 1 char == <text:s/><text:span text:style-name="T15">6 * 1/6 * log2(6) <text:s/>== log2(6) <text:s/>== 2.585 </text:span><text:span text:style-name="T16">bits</text:span></text:p>
      <text:p text:style-name="P13">entropy of 4 chars == 4 * 2.585 == <text:span text:style-name="T2">10.34 </text:span><text:span text:style-name="T5">bits</text:span></text:p>
      <text:p text:style-name="Standard"/>
      <text:p text:style-name="Standard">b. Alice chooses each character by pulling the characters out of a hat and then replacing the characters before drawing another. (Cryptographically random)</text:p>
      <text:p text:style-name="P12">entropy of 1 char == <text:s/><text:span text:style-name="T16">1</text:span><text:span text:style-name="T15">6 * 1/</text:span><text:span text:style-name="T16">1</text:span><text:span text:style-name="T15">6 * log2(</text:span><text:span text:style-name="T16">1</text:span><text:span text:style-name="T15">6) <text:s/>== log2(</text:span><text:span text:style-name="T16">1</text:span><text:span text:style-name="T15">6) <text:s/>== </text:span><text:span text:style-name="T16">4 bits</text:span></text:p>
      <text:p text:style-name="P14">entropy of 4 chars == 4 * <text:span text:style-name="T16">4</text:span> == <text:span text:style-name="T5">16 bits</text:span></text:p>
      <text:p text:style-name="Standard"/>
      <text:p text:style-name="Standard">c. Alice flips a fair coin 4 times to generate a number between 0 and 15. We will call</text:p>
      <text:p text:style-name="Standard">this number, s. <text:s/>The first character is the hexadecimal representation of s. <text:s/>The</text:p>
      <text:p text:style-name="Standard">second character is hexadecimal representation of (2s +1) mod 16. The third is</text:p>
      <text:p text:style-name="Standard">the hexdecimal representation of (3s+ 2) mod 16 and the fourth is (s+15) mod 16.</text:p>
      <text:p text:style-name="Standard"/>
      <text:p text:style-name="P15">All of the characters are predetermined based on s. So only entropy is generating the value of s.</text:p>
      <text:p text:style-name="P15">entropy of s == 4 * (2 * 1/2 * log2(2)) == 4 * 1 = <text:span text:style-name="T2">4 bits</text:span></text:p>
      <text:p text:style-name="Standard"/>
      <text:p text:style-name="Standard">d. Alice chooses four character l33t speak words at random that are representable</text:p>
      <text:p text:style-name="Standard">using 0-9 and A-F ... see http://www.datagenetics.com/blog/march42013/index.html for a list of such</text:p>
      <text:p text:style-name="Standard">words.</text:p>
      <text:p text:style-name="Standard"/>
      <text:p text:style-name="P16">(Printed 4 letter words from website into text file with each word on a line. Wc -l gives back 680 lines.)</text:p>
      <text:p text:style-name="P16"/>
      <text:p text:style-name="P17"><text:span text:style-name="T17">entropy using word choice == 680 * 1/680 * log2(680) == log2(680) ==</text:span><text:span text:style-name="T18"> </text:span><text:span text:style-name="T6">9.409</text:span><text:span text:style-name="T7">4 </text:span><text:span text:style-name="T8">bits</text:span></text:p>
      <text:p text:style-name="Standard"/>
      <text:p text:style-name="Standard">e. (This one you cannot directly calculate.) Alice chooses words as in d, but instead</text:p>
      <text:p text:style-name="Standard">of by uniform chance, she picks familiar words to her. <text:s/>What happens to the</text:p>
      <text:p text:style-name="Standard">resulting entropy in comparison to d) and b).</text:p>
      <text:p text:style-name="Standard"/>
      <text:p text:style-name="P18">As she is only using words familiar to her, we can count out certain <text:span text:style-name="T19">words that we would think she does not know. This lessens the number of possible states and increases the possiblity for each of the familiar words. </text:span></text:p>
      <text:p text:style-name="P18"/>
      <text:p text:style-name="P18"><text:span text:style-name="T20">This reduces the entropy as we could go from (answer d) log2(680) to log2(680 – x) as long as she picks familiar words uniformally. Answer b, on the other hand, has the highest amount entropy possible as each character uses the full set of possibilities uniformally. Alices choice to be biased in her decisions worsens the overall entropy. </text:span></text:p>
      <text:p text:style-name="Standard"/>
      <text:p text:style-name="P1">3. A system has a 3 ring security model similar to that discussed in class. <text:s/>Ring 0 is</text:p>
      <text:p text:style-name="Standard">used for a hypervisor, HV, managing virtual machines, Ring 1 is used for the O/S kernel</text:p>
      <text:p text:style-name="Standard">of any of the virtual machines running, and Ring 2 is used by applications running in</text:p>
      <text:p text:style-name="Standard">those virtual machines.</text:p>
      <text:p text:style-name="Standard"/>
      <text:p text:style-name="Standard">Assume you have AppA running on Linux in VmA and AppB running on BSD on VmB</text:p>
      <text:p text:style-name="Standard">on the above system. AppB and AppA have opened a network socket between them</text:p>
      <text:p text:style-name="Standard">and have can use system calls to read from and write from the socket, readSock() and</text:p>
      <text:p text:style-name="Standard">writeSock().</text:p>
      <text:p text:style-name="Standard"/>
      <text:p text:style-name="Standard">a) AppA perfoms a writeSock() system call. <text:s/>What happens in terms of the system call</text:p>
      <text:p text:style-name="Standard">interface and the ring values?</text:p>
      <text:p text:style-name="Standard"/>
      <text:p text:style-name="P20"><text:tab/><text:span text:style-name="T22">AppA calls writeSock() </text:span><text:span text:style-name="T23">in Ring 2</text:span><text:span text:style-name="T22">. </text:span><text:span text:style-name="T23">This loads the data and system call ID into the appropriate registers. Then preforms the system call interrupt. The Linux kernel in VmA has installed a handler for the interrupt. The handler then operates at the kernel’s ring level of 1, views the system call ID, and jumps to operate the writeSock() system call at the kernel level. </text:span><text:span text:style-name="T26">This then pushes the passed data to the passed socket </text:span><text:span text:style-name="T27">descriptor</text:span><text:span text:style-name="T26">.</text:span></text:p>
      <text:p text:style-name="P20"><text:tab/><text:span text:style-name="T24">However, </text:span><text:span text:style-name="T25">the kernel is at Ring </text:span><text:span text:style-name="T27">1 (instead of Ring 0),</text:span><text:span text:style-name="T25"> so it doesn’t have </text:span><text:span text:style-name="T27">full privileges</text:span><text:span text:style-name="T25"> to </text:span><text:span text:style-name="T27">modify hardware / memory or access peripherals. So the kernel its self must preform an interrupt </text:span><text:span text:style-name="T28">handled</text:span><text:span text:style-name="T27"> by the hy</text:span><text:span text:style-name="T28">pervisor for virtualization to then preform the needed operations to hardware. This would bring it to Ring 0 so that it can access hardware and preform memory operations. </text:span><text:span text:style-name="T33">Once done, t</text:span><text:span text:style-name="T30">he hypervisor interrupt then returns back to the kernel lowering its Ring level back to 1. The kernel system call does the same returning to the AppA at ring level 2. </text:span></text:p>
      <text:p text:style-name="Standard"/>
      <text:p text:style-name="Standard">b) What must happen for the data to be transferred between VMs? (in terms of rings)</text:p>
      <text:p text:style-name="P19"><text:tab/><text:span text:style-name="T32">(Data is Linux to BSD)</text:span></text:p>
      <text:p text:style-name="P19"/>
      <text:p text:style-name="P21"><text:tab/>T<text:span text:style-name="T31">o transfer data, the user applications of both VMs need get to Ring 0. That way they can access memory to write and read. To do this, they go through some system to raise the privileges in their VM to Ring 1 operating as the kernel. Then, their kernel can go through a controlled system with the hypervisor to get to Ring 0. Once </text:span><text:span text:style-name="T32">the Linux VMs switchs to</text:span><text:span text:style-name="T31"> Ring 0, that process can write to some memory </text:span><text:span text:style-name="T32">for the socket</text:span><text:span text:style-name="T31"> handled by the hypervisor that </text:span><text:span text:style-name="T34">the other</text:span><text:span text:style-name="T31"> VM </text:span><text:span text:style-name="T34">can read</text:span><text:span text:style-name="T31">.</text:span><text:span text:style-name="T32"> The BSD VM then goes to Ring 0 and reads the memory </text:span><text:span text:style-name="T34">written to registers that it can operate with. </text:span></text:p>
      <text:p text:style-name="P19"/>
      <text:p text:style-name="P19"/>
      <text:p text:style-name="Standard">c) Assume AppB is waiting for data having called readSock(). <text:s/>What does the BSD</text:p>
      <text:p text:style-name="Standard">kernel have to do to get the data to <text:span text:style-name="T21">appB.</text:span></text:p>
      <text:p text:style-name="Standard"/>
      <text:p text:style-name="Standard"><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28T13:23:49.413494966</meta:creation-date>
    <dc:date>2022-09-28T16:45:48.106581821</dc:date>
    <meta:editing-duration>PT2H50M48S</meta:editing-duration>
    <meta:editing-cycles>39</meta:editing-cycles>
    <meta:generator>LibreOffice/7.3.5.2$FreeBSD_X86_64 LibreOffice_project/30$Build-2</meta:generator>
    <meta:document-statistic meta:table-count="0" meta:image-count="0" meta:object-count="0" meta:page-count="3" meta:paragraph-count="76" meta:word-count="1200" meta:character-count="6517" meta:non-whitespace-character-count="5339"/>
  </office:meta>
</office:document-meta>
</file>